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3.814cm" fo:min-width="3.0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5.742cm" fo:min-width="6.127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stroke="none" svg:stroke-color="#000000" draw:fill="none" draw:fill-color="#ffffff" fo:min-height="4.068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4.707cm"/>
    </style:style>
    <style:style style:name="gr11" style:family="graphic" style:parent-style-name="standard">
      <style:graphic-properties draw:stroke="none" svg:stroke-color="#000000" draw:fill="none" draw:fill-color="#ffffff" fo:min-height="4.195cm"/>
    </style:style>
    <style:style style:name="gr12" style:family="graphic" style:parent-style-name="standard">
      <style:graphic-properties draw:textarea-horizontal-align="justify" draw:textarea-vertical-align="middle" draw:auto-grow-height="false" fo:min-height="1.457cm" fo:min-width="3.721cm"/>
    </style:style>
    <style:style style:name="gr13" style:family="graphic" style:parent-style-name="standard">
      <style:graphic-properties draw:stroke="none" svg:stroke-color="#000000" draw:fill="none" draw:fill-color="#ffffff" fo:min-height="4.576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3.814cm" fo:min-width="3.31cm"/>
    </style:style>
    <style:style style:name="gr15" style:family="graphic" style:parent-style-name="standard">
      <style:graphic-properties draw:stroke="none" svg:stroke-color="#000000" draw:fill="none" draw:fill-color="#ffffff" fo:min-height="3.052cm"/>
    </style:style>
    <style:style style:name="gr16" style:family="graphic" style:parent-style-name="standard">
      <style:graphic-properties draw:fill-color="#ff860d" draw:textarea-horizontal-align="justify" draw:textarea-vertical-align="middle" draw:auto-grow-height="false" fo:min-height="1.02cm" fo:min-width="4.326cm"/>
    </style:style>
    <style:style style:name="gr17" style:family="graphic" style:parent-style-name="standard">
      <style:graphic-properties draw:stroke="none" svg:stroke-color="#000000" draw:fill="none" draw:fill-color="#ffffff" fo:min-height="5.465cm"/>
    </style:style>
    <style:style style:name="gr18" style:family="graphic" style:parent-style-name="standard">
      <style:graphic-properties draw:stroke="none" svg:stroke-color="#000000" draw:fill="none" draw:fill-color="#ffffff" fo:min-height="0.712cm"/>
    </style:style>
    <style:style style:name="gr19" style:family="graphic" style:parent-style-name="standard">
      <style:graphic-properties draw:fill-color="#ff860d" draw:textarea-horizontal-align="justify" draw:textarea-vertical-align="middle" draw:auto-grow-height="false" fo:min-height="0.639cm" fo:min-width="4.326cm"/>
    </style:style>
    <style:style style:name="gr20" style:family="graphic" style:parent-style-name="standard">
      <style:graphic-properties draw:stroke="none" svg:stroke-color="#000000" draw:fill="none" draw:fill-color="#ffffff" fo:min-height="3.8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22" style:family="graphic" style:parent-style-name="standard">
      <style:graphic-properties draw:stroke="none" svg:stroke-color="#000000" draw:fill="none" draw:fill-color="#ffffff" fo:min-height="6.1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2.925cm" fo:min-width="4.834cm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22cm"/>
    </style:style>
    <style:style style:name="gr26" style:family="graphic" style:parent-style-name="Filled_20_Blue">
      <style:graphic-properties draw:textarea-horizontal-align="justify" draw:textarea-vertical-align="middle" draw:auto-grow-height="false" fo:min-height="1.546cm" fo:min-width="1.296cm"/>
    </style:style>
    <style:style style:name="gr27" style:family="graphic" style:parent-style-name="standard">
      <style:graphic-properties draw:stroke="none" svg:stroke-color="#000000" draw:fill="none" draw:fill-color="#ffffff" fo:min-height="4.83cm"/>
    </style:style>
    <style:style style:name="gr28" style:family="graphic" style:parent-style-name="standard">
      <style:graphic-properties draw:textarea-horizontal-align="justify" draw:textarea-vertical-align="middle" draw:auto-grow-height="false" fo:min-height="1.457cm" fo:min-width="4.35cm"/>
    </style:style>
    <style:style style:name="gr29" style:family="graphic" style:parent-style-name="standard">
      <style:graphic-properties draw:fill-color="#780373" draw:textarea-horizontal-align="justify" draw:textarea-vertical-align="middle" draw:auto-grow-height="false" fo:min-height="3.687cm" fo:min-width="3.183cm"/>
    </style:style>
    <style:style style:name="gr30" style:family="graphic" style:parent-style-name="standard">
      <style:graphic-properties draw:fill-color="#77bc65" draw:textarea-horizontal-align="justify" draw:textarea-vertical-align="middle" draw:auto-grow-height="false" fo:min-height="3.814cm" fo:min-width="3.0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9cm"/>
    </style:style>
    <style:style style:name="gr32" style:family="graphic" style:parent-style-name="standard">
      <style:graphic-properties draw:fill-color="#8d1d75" draw:textarea-horizontal-align="justify" draw:textarea-vertical-align="middle" draw:auto-grow-height="false" fo:min-height="4.068cm" fo:min-width="3.056cm"/>
    </style:style>
    <style:style style:name="gr33" style:family="graphic" style:parent-style-name="standard">
      <style:graphic-properties draw:fill-color="#8d1d75" draw:textarea-horizontal-align="justify" draw:textarea-vertical-align="middle" draw:auto-grow-height="false" fo:min-height="4.195cm" fo:min-width="3.183cm"/>
    </style:style>
    <style:style style:name="gr34" style:family="graphic" style:parent-style-name="standard">
      <style:graphic-properties draw:fill-color="#8d1d75" draw:textarea-horizontal-align="justify" draw:textarea-vertical-align="middle" draw:auto-grow-height="false" fo:min-height="3.814cm" fo:min-width="3.056cm"/>
    </style:style>
    <style:style style:name="gr35" style:family="graphic" style:parent-style-name="standard">
      <style:graphic-properties draw:fill-color="#8d1d75" draw:textarea-horizontal-align="justify" draw:textarea-vertical-align="middle" draw:auto-grow-height="false" fo:min-height="3.941cm" fo:min-width="3.564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8.409cm" fo:min-width="6.127cm"/>
    </style:style>
    <style:style style:name="gr37" style:family="graphic" style:parent-style-name="standard">
      <style:graphic-properties draw:fill-color="#ff860d" draw:textarea-horizontal-align="justify" draw:textarea-vertical-align="middle" draw:auto-grow-height="false" fo:min-height="1.02cm" fo:min-width="4.3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189cm"/>
    </style:style>
    <style:style style:name="gr39" style:family="graphic" style:parent-style-name="standard">
      <style:graphic-properties draw:fill-color="#ff860d" draw:textarea-horizontal-align="justify" draw:textarea-vertical-align="middle" draw:auto-grow-height="false" fo:min-height="0.385cm" fo:min-width="1.91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ff860d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-color="#780373"/>
      <style:paragraph-properties fo:text-align="center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860d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8d1d75"/>
      <style:paragraph-properties fo:text-align="center"/>
    </style:style>
    <style:style style:name="P16" style:family="paragraph">
      <loext:graphic-properties draw:fill-color="#ff860d"/>
      <style:paragraph-properties fo:text-align="center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" draw:end-shape="id2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0.668cm" svg:height="4.445cm" svg:x="1.889cm" svg:y="9.001cm">
          <draw:text-box>
            <text:p>Rectangles are processes</text:p>
          </draw:text-box>
        </draw:frame>
      </draw:page>
      <draw:page draw:name="page2" draw:style-name="dp1" draw:master-page-name="Default">
        <draw:custom-shape draw:style-name="gr1" draw:text-style-name="P1" xml:id="id3" draw:id="id3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3" draw:end-shape="id4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5.969cm" svg:height="2.413cm" svg:x="7.223cm" svg:y="5.445cm">
          <text:p text:style-name="P1">Study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5.445cm" svg:y1="4.302cm" svg:x2="7.223cm" svg:y2="6.651cm" draw:start-shape="id3" draw:end-shape="id5" svg:d="M5445 4302h501l775 2349h502" svg:viewBox="0 0 1779 2350">
          <text:p/>
        </draw:connector>
        <draw:connector draw:style-name="gr7" draw:text-style-name="P6" draw:layer="layout" draw:type="lines" svg:x1="13.192cm" svg:y1="6.651cm" svg:x2="15.478cm" svg:y2="4.302cm" draw:start-shape="id5" draw:end-shape="id4" svg:d="M13192 6651h501l1284-2349h501" svg:viewBox="0 0 2287 2350">
          <text:p/>
        </draw:connector>
        <draw:frame draw:style-name="gr13" draw:text-style-name="P3" draw:layer="layout" svg:width="13.843cm" svg:height="4.826cm" svg:x="2.27cm" svg:y="8.747cm">
          <draw:text-box>
            <text:p>A study is uploaded to the server and passed to the Watcher via the Watch Queue</text:p>
          </draw:text-box>
        </draw:frame>
      </draw:page>
      <draw:page draw:name="page3" draw:style-name="dp1" draw:master-page-name="Default">
        <draw:custom-shape draw:style-name="gr1" draw:text-style-name="P1" xml:id="id6" draw:id="id6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6" draw:end-shape="id7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2" draw:text-style-name="P1" xml:id="id9" draw:id="id9" draw:layer="layout" svg:width="5.969cm" svg:height="2.413cm" svg:x="9.001cm" svg:y="6.334cm">
          <text:p text:style-name="P1">Study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8" draw:id="id8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7" draw:end-shape="id8" svg:d="M17256 6334v501 1030 501" svg:viewBox="0 0 1 2033">
          <text:p/>
        </draw:connector>
        <draw:connector draw:style-name="gr7" draw:text-style-name="P6" draw:layer="layout" draw:type="lines" svg:x1="17.256cm" svg:y1="6.334cm" svg:x2="14.97cm" svg:y2="7.54cm" draw:start-shape="id7" draw:end-shape="id9" svg:d="M17256 6334v501l-1785 705h-501" svg:viewBox="0 0 2287 1207">
          <text:p/>
        </draw:connector>
        <draw:connector draw:style-name="gr7" draw:text-style-name="P6" draw:layer="layout" draw:type="lines" svg:x1="14.97cm" svg:y1="7.54cm" svg:x2="17.256cm" svg:y2="8.366cm" draw:start-shape="id9" draw:end-shape="id8" svg:d="M14970 7540h501l1785 325v501" svg:viewBox="0 0 2287 827">
          <text:p/>
        </draw:connector>
        <draw:frame draw:style-name="gr15" draw:text-style-name="P3" draw:layer="layout" svg:width="9.652cm" svg:height="3.302cm" svg:x="1.889cm" svg:y="9.763cm">
          <draw:text-box>
            <text:p>The Watcher spawns a new MetaDataUploader process, passing it the study information</text:p>
          </draw:text-box>
        </draw:frame>
      </draw:page>
      <draw:page draw:name="page4" draw:style-name="dp1" draw:master-page-name="Default">
        <draw:custom-shape draw:style-name="gr1" draw:text-style-name="P1" xml:id="id10" draw:id="id10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0" draw:end-shape="id11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2" draw:text-style-name="P1" xml:id="id13" draw:id="id13" draw:layer="layout" svg:width="5.969cm" svg:height="2.413cm" svg:x="7.223cm" svg:y="8.112cm">
          <text:p text:style-name="P1">Study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2" draw:id="id12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11" draw:end-shape="id12" svg:d="M17256 6334v501 1030 501" svg:viewBox="0 0 1 2033">
          <text:p/>
        </draw:connector>
        <draw:custom-shape draw:style-name="gr16" draw:text-style-name="P8" xml:id="id14" draw:id="id14" draw:layer="layout" svg:width="4.826cm" svg:height="1.27cm" svg:x="7.985cm" svg:y="12.303cm">
          <text:p text:style-name="P1">1) StudyX Doc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3.192cm" svg:y1="9.318cm" svg:x2="17.256cm" svg:y2="8.366cm" draw:start-shape="id13" draw:end-shape="id12" draw:end-glue-point="0" svg:d="M13192 9318h501l3563-1453v501" svg:viewBox="0 0 4065 1454">
          <text:p/>
        </draw:connector>
        <draw:connector draw:style-name="gr7" draw:text-style-name="P6" draw:layer="layout" draw:type="lines" svg:x1="17.256cm" svg:y1="12.43cm" svg:x2="12.811cm" svg:y2="12.938cm" draw:start-shape="id12" draw:end-shape="id14" svg:d="M17256 12430v501l-3944 7h-501" svg:viewBox="0 0 4446 509">
          <text:p/>
        </draw:connector>
        <draw:frame draw:style-name="gr17" draw:text-style-name="P3" draw:layer="layout" svg:width="5.207cm" svg:height="5.715cm" svg:x="1.508cm" svg:y="8.239cm">
          <draw:text-box>
            <text:p>The uploader creates a MMEDSDoc storing information about the study</text:p>
          </draw:text-box>
        </draw:frame>
      </draw:page>
      <draw:page draw:name="page5" draw:style-name="dp1" draw:master-page-name="Default">
        <draw:custom-shape draw:style-name="gr1" draw:text-style-name="P1" xml:id="id15" draw:id="id15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5" draw:end-shape="id16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4" draw:text-style-name="P7" xml:id="id17" draw:id="id17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16" draw:end-shape="id17" svg:d="M17256 6334v501 1030 501" svg:viewBox="0 0 1 2033">
          <text:p/>
        </draw:connector>
        <draw:custom-shape draw:style-name="gr19" draw:text-style-name="P8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5.842cm" svg:height="4.064cm" svg:x="20.558cm" svg:y="9.255cm">
          <draw:text-box>
            <text:p text:style-name="P9"><text:span text:style-name="T1">Username_StudyX/</text:span></text:p>
          </draw:text-box>
        </draw:frame>
        <draw:line draw:style-name="gr7" draw:text-style-name="P6" draw:layer="layout" svg:x1="19.288cm" svg:y1="8.239cm" svg:x2="23.225cm" svg:y2="3.54cm">
          <text:p/>
        </draw:line>
        <draw:line draw:style-name="gr7" draw:text-style-name="P6" draw:layer="layout" svg:x1="19.288cm" svg:y1="9.763cm" svg:x2="20.558cm" svg:y2="9.636cm">
          <text:p/>
        </draw:line>
        <draw:frame draw:style-name="gr21" draw:text-style-name="P3" draw:layer="layout" svg:width="2.619cm" svg:height="0.962cm" svg:x="16.034cm" svg:y="13.573cm">
          <draw:text-box>
            <text:p>MySQL</text:p>
          </draw:text-box>
        </draw:frame>
        <draw:line draw:style-name="gr7" draw:text-style-name="P6" draw:layer="layout" svg:x1="17.256cm" svg:y1="12.684cm" svg:x2="17.256cm" svg:y2="13.7cm">
          <text:p/>
        </draw:line>
        <draw:frame draw:style-name="gr22" draw:text-style-name="P3" draw:layer="layout" svg:width="11.557cm" svg:height="6.35cm" svg:x="2.143cm" svg:y="7.604cm">
          <draw:text-box>
            <text:p>The MetaDataUploader</text:p>
            <text:p><text:tab/>- Saves the doc to mongoDB</text:p>
            <text:p><text:tab/>- Imports metadata to MySQL</text:p>
            <text:p><text:tab/>- Creates a directory for the study</text:p>
            <text:p>(MySQL only appears here for clarity)</text:p>
          </draw:text-box>
        </draw:frame>
      </draw:page>
      <draw:page draw:name="page6" draw:style-name="dp1" draw:master-page-name="Default">
        <draw:custom-shape draw:style-name="gr1" draw:text-style-name="P1" xml:id="id18" draw:id="id18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8" draw:end-shape="id19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4" draw:text-style-name="P7" xml:id="id20" draw:id="id20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19" draw:end-shape="id20" svg:d="M17256 6334v501 1030 501" svg:viewBox="0 0 1 2033">
          <text:p/>
        </draw:connector>
        <draw:custom-shape draw:style-name="gr19" draw:text-style-name="P8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5.842cm" svg:height="4.064cm" svg:x="20.558cm" svg:y="9.255cm">
          <draw:text-box>
            <text:p text:style-name="P9"><text:span text:style-name="T1">Username_StudyX/</text:span></text:p>
          </draw:text-box>
        </draw:frame>
        <draw:frame draw:style-name="gr22" draw:text-style-name="P3" draw:layer="layout" svg:width="11.557cm" svg:height="6.35cm" svg:x="2.143cm" svg:y="7.604cm">
          <draw:text-box>
            <text:p>The MetaDataUploader</text:p>
            <text:p><text:tab/>1) Sends an email to ‘Username’ saying the upload has finished</text:p>
            <text:p><text:tab/>2) Exits</text:p>
          </draw:text-box>
        </draw:frame>
        <draw:custom-shape draw:style-name="gr23" draw:text-style-name="P11" xml:id="id21" draw:id="id21" draw:layer="layout" svg:width="5.334cm" svg:height="3.175cm" svg:x="7.223cm" svg:y="10.906cm">
          <text:p/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7.223cm" svg:y1="10.906cm" svg:x2="9.89cm" svg:y2="12.684cm">
          <text:p/>
        </draw:line>
        <draw:line draw:style-name="gr24" draw:text-style-name="P6" draw:layer="layout" svg:x1="12.557cm" svg:y1="10.906cm" svg:x2="9.89cm" svg:y2="12.684cm">
          <text:p/>
        </draw:line>
        <draw:frame draw:style-name="gr25" draw:text-style-name="P3" draw:layer="layout" svg:width="4.922cm" svg:height="0.962cm" svg:x="7.381cm" svg:y="12.738cm">
          <draw:text-box>
            <text:p>access_code=1</text:p>
          </draw:text-box>
        </draw:frame>
        <draw:connector draw:style-name="gr7" draw:text-style-name="P6" draw:layer="layout" draw:type="lines" svg:x1="15.351cm" svg:y1="10.398cm" svg:x2="12.557cm" svg:y2="12.493cm" draw:start-shape="id20" draw:end-shape="id21" svg:d="M15351 10398h-501l-1792 2095h-501" svg:viewBox="0 0 2795 2096">
          <text:p/>
        </draw:connector>
        <draw:custom-shape draw:style-name="gr26" draw:text-style-name="P1" xml:id="id22" draw:id="id22" draw:layer="layout" svg:width="2.54cm" svg:height="2.54cm" svg:x="1.381cm" svg:y="11.287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7.223cm" svg:y1="12.493cm" svg:x2="3.921cm" svg:y2="12.557cm" draw:start-shape="id21" draw:end-shape="id22" svg:d="M7223 12493h-501l-2300 64h-501" svg:viewBox="0 0 3303 65">
          <text:p/>
        </draw:connector>
      </draw:page>
      <draw:page draw:name="page7" draw:style-name="dp1" draw:master-page-name="Default">
        <draw:custom-shape draw:style-name="gr1" draw:text-style-name="P1" xml:id="id23" draw:id="id23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23" draw:end-shape="id24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5.842cm" svg:height="4.064cm" svg:x="20.558cm" svg:y="9.255cm">
          <draw:text-box>
            <text:p text:style-name="P9"><text:span text:style-name="T1">Username_StudyX/</text:span></text:p>
          </draw:text-box>
        </draw:frame>
        <draw:frame draw:style-name="gr27" draw:text-style-name="P3" draw:layer="layout" svg:width="11.557cm" svg:height="5.08cm" svg:x="2.143cm" svg:y="8.874cm">
          <draw:text-box>
            <text:p>The user returns to the server and requests an analysis</text:p>
          </draw:text-box>
        </draw:frame>
        <draw:custom-shape draw:style-name="gr28" draw:text-style-name="P1" xml:id="id25" draw:id="id25" draw:layer="layout" svg:width="6.858cm" svg:height="2.413cm" svg:x="6.842cm" svg:y="5.699cm">
          <text:p text:style-name="P1">Qiime1, access_cod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5.445cm" svg:y1="4.302cm" svg:x2="6.842cm" svg:y2="6.905cm" draw:start-shape="id23" draw:start-glue-point="1" draw:end-shape="id25" svg:d="M5445 4302h501l395 2603h501" svg:viewBox="0 0 1398 2604">
          <text:p/>
        </draw:connector>
        <draw:connector draw:style-name="gr7" draw:text-style-name="P6" draw:layer="layout" draw:type="lines" svg:x1="13.7cm" svg:y1="6.905cm" svg:x2="15.478cm" svg:y2="4.302cm" draw:start-shape="id25" draw:end-shape="id24" draw:end-glue-point="3" svg:d="M13700 6905h502l775-2603h501" svg:viewBox="0 0 1779 2604">
          <text:p/>
        </draw:connector>
      </draw:page>
      <draw:page draw:name="page8" draw:style-name="dp1" draw:master-page-name="Default">
        <draw:custom-shape draw:style-name="gr1" draw:text-style-name="P1" xml:id="id26" draw:id="id26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26" draw:end-shape="id27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5.842cm" svg:height="4.064cm" svg:x="20.558cm" svg:y="9.255cm">
          <draw:text-box>
            <text:p text:style-name="P9"><text:span text:style-name="T1">Username_StudyX/</text:span></text:p>
          </draw:text-box>
        </draw:frame>
        <draw:frame draw:style-name="gr27" draw:text-style-name="P3" draw:layer="layout" svg:width="11.557cm" svg:height="5.08cm" svg:x="2.143cm" svg:y="8.874cm">
          <draw:text-box>
            <text:p>The Watcher</text:p>
            <text:p><text:tab/>- Creates a Qiime2 (Tool) process</text:p>
            <text:p><text:tab/>- Gives it the analysis info </text:p>
          </draw:text-box>
        </draw:frame>
        <draw:custom-shape draw:style-name="gr28" draw:text-style-name="P1" xml:id="id29" draw:id="id29" draw:layer="layout" svg:width="6.858cm" svg:height="2.413cm" svg:x="6.842cm" svg:y="5.699cm">
          <text:p text:style-name="P1">Qiime1, access_cod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xml:id="id28" draw:id="id28" draw:layer="layout" svg:width="3.683cm" svg:height="3.937cm" svg:x="15.478cm" svg:y="7.985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draw:line-skew="0.007cm" svg:x1="17.256cm" svg:y1="6.334cm" svg:x2="17.319cm" svg:y2="7.985cm" draw:start-shape="id27" draw:end-shape="id28" svg:d="M17256 6334v508l63 641v502" svg:viewBox="0 0 64 1652">
          <text:p/>
        </draw:connector>
        <draw:connector draw:style-name="gr7" draw:text-style-name="P6" draw:layer="layout" draw:type="lines" svg:x1="13.7cm" svg:y1="6.905cm" svg:x2="17.319cm" svg:y2="7.985cm" draw:start-shape="id29" draw:end-shape="id28" svg:d="M13700 6905h502l3117 578v502" svg:viewBox="0 0 3620 1081">
          <text:p/>
        </draw:connector>
      </draw:page>
      <draw:page draw:name="page9" draw:style-name="dp1" draw:master-page-name="Default">
        <draw:custom-shape draw:style-name="gr1" draw:text-style-name="P1" xml:id="id30" draw:id="id30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30" draw:end-shape="id31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9" draw:text-style-name="P8" xml:id="id34" draw:id="id34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5.842cm" svg:height="4.064cm" svg:x="20.558cm" svg:y="9.255cm">
          <draw:text-box>
            <text:p text:style-name="P9"><text:span text:style-name="T1">Username_StudyX/</text:span></text:p>
            <text:p text:style-name="P9"><text:span text:style-name="T1"><text:tab/></text:span><text:span text:style-name="T1">- Qiime2_0/</text:span></text:p>
          </draw:text-box>
        </draw:frame>
        <draw:frame draw:style-name="gr27" draw:text-style-name="P3" draw:layer="layout" svg:width="11.557cm" svg:height="5.228cm" svg:x="1.127cm" svg:y="8.493cm">
          <draw:text-box>
            <text:p>Qiime2</text:p>
            <text:p><text:tab/>- Retrieves study info using the <text:tab/><text:tab/><text:tab/>access code</text:p>
            <text:p><text:tab/>- Creates a new MMEDSDoc for <text:tab/><text:tab/>the analysis</text:p>
            <text:p><text:tab/>- Creates a new directory for</text:p>
            <text:p><text:tab/><text:tab/>the analysis</text:p>
          </draw:text-box>
        </draw:frame>
        <draw:custom-shape draw:style-name="gr29" draw:text-style-name="P12" xml:id="id32" draw:id="id32" draw:layer="layout" svg:width="3.683cm" svg:height="3.937cm" svg:x="15.478cm" svg:y="7.985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draw:line-skew="0.007cm" svg:x1="17.256cm" svg:y1="6.334cm" svg:x2="17.319cm" svg:y2="7.985cm" draw:start-shape="id31" draw:end-shape="id32" svg:d="M17256 6334v508l63 641v502" svg:viewBox="0 0 64 1652">
          <text:p/>
        </draw:connector>
        <draw:custom-shape draw:style-name="gr19" draw:text-style-name="P14" xml:id="id33" draw:id="id33" draw:layer="layout" svg:width="4.826cm" svg:height="0.889cm" svg:x="11.414cm" svg:y="12.557cm">
          <text:p text:style-name="P13"><text:span text:style-name="T1">2) StudyX_Qiime2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5.478cm" svg:y1="9.953cm" svg:x2="13.827cm" svg:y2="12.557cm" draw:start-shape="id32" draw:start-glue-point="3" draw:end-shape="id33" draw:end-glue-point="0" svg:d="M15478 9953h-1651v2604" svg:viewBox="0 0 1652 2605">
          <text:p/>
        </draw:connector>
        <draw:connector draw:style-name="gr7" draw:text-style-name="P6" draw:layer="layout" svg:x1="20.939cm" svg:y1="2.841cm" svg:x2="19.161cm" svg:y2="9.953cm" draw:start-shape="id34" draw:end-shape="id32" svg:d="M20939 2841h-889v7112h-889" svg:viewBox="0 0 1779 7113">
          <text:p/>
        </draw:connector>
        <draw:line draw:style-name="gr7" draw:text-style-name="P6" draw:layer="layout" svg:x1="19.288cm" svg:y1="10.652cm" svg:x2="21.955cm" svg:y2="10.271cm">
          <text:p/>
        </draw:line>
      </draw:page>
      <draw:page draw:name="page10" draw:style-name="dp1" draw:master-page-name="Default">
        <draw:custom-shape draw:style-name="gr1" draw:text-style-name="P1" xml:id="id35" draw:id="id35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0" draw:text-style-name="P2" xml:id="id36" draw:id="id36" draw:layer="layout" svg:width="3.556cm" svg:height="4.064cm" svg:x="8.493cm" svg:y="2.27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839cm" svg:height="0.962cm" svg:x="8.909cm" svg:y="3.727cm">
          <draw:text-box>
            <text:p>Watcher</text:p>
          </draw:text-box>
        </draw:frame>
        <draw:frame draw:style-name="gr3" draw:text-style-name="P3" draw:layer="layout" svg:width="2.403cm" svg:height="2.054cm" svg:x="5.826cm" svg:y="3.391cm">
          <draw:text-box>
            <text:p>Watch</text:p>
            <text:p>Queue</text:p>
          </draw:text-box>
        </draw:frame>
        <draw:line draw:style-name="gr7" draw:text-style-name="P6" draw:layer="layout" svg:x1="10.271cm" svg:y1="6.715cm" svg:x2="10.271cm" svg:y2="10.271cm">
          <text:p/>
        </draw:line>
        <draw:line draw:style-name="gr7" draw:text-style-name="P6" draw:layer="layout" svg:x1="10.906cm" svg:y1="6.715cm" svg:x2="15.351cm" svg:y2="9.89cm">
          <text:p/>
        </draw:line>
        <draw:custom-shape draw:style-name="gr32" draw:text-style-name="P15" draw:layer="layout" svg:width="3.556cm" svg:height="4.318cm" svg:x="8.62cm" svg:y="10.525cm">
          <text:p text:style-name="P1">Qiime1-0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.683cm" svg:height="4.445cm" svg:x="14.335cm" svg:y="10.525cm">
          <text:p text:style-name="P1">Qiime2-0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0.271cm" svg:y1="15.097cm" svg:x2="10.271cm" svg:y2="17.256cm">
          <text:p/>
        </draw:line>
        <draw:custom-shape draw:style-name="gr34" draw:text-style-name="P15" draw:layer="layout" svg:width="3.556cm" svg:height="4.064cm" svg:x="8.62cm" svg:y="17.764cm">
          <text:p text:style-name="P1">Qiime1-0</text:p>
          <text:p text:style-name="P1">BodySite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4.064cm" svg:height="4.191cm" svg:x="14.208cm" svg:y="17.764cm">
          <text:p text:style-name="P1">SparCC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1.922cm" svg:y1="15.097cm" svg:x2="15.224cm" svg:y2="17.51cm">
          <text:p/>
        </draw:line>
        <draw:custom-shape draw:style-name="gr36" draw:text-style-name="P4" draw:layer="layout" svg:width="6.627cm" svg:height="8.659cm" svg:x="1.485cm" svg:y="9.61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.508cm" svg:y="9.89cm">
          <draw:text-box>
            <text:p text:style-name="P1">MongoDB</text:p>
          </draw:text-box>
        </draw:frame>
        <draw:custom-shape draw:style-name="gr16" draw:text-style-name="P8" draw:layer="layout" svg:width="4.826cm" svg:height="1.27cm" svg:x="2.524cm" svg:y="11.287cm">
          <text:p text:style-name="P1">Qiime1-0 Doc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826cm" svg:height="1.27cm" svg:x="2.524cm" svg:y="12.938cm">
          <text:p text:style-name="P1">Qiime2-0 Doc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826cm" svg:height="1.27cm" svg:x="2.524cm" svg:y="14.462cm">
          <text:p text:style-name="P1"><text:span text:style-name="T2">Qiime1-0 BodySite</text:span></text:p>
          <text:p text:style-name="P1"><text:span text:style-name="T2">Gut Doc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4.826cm" svg:height="1.27cm" svg:x="2.524cm" svg:y="16.113cm">
          <text:p/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4.689cm" svg:height="0.839cm" svg:x="2.534cm" svg:y="16.417cm">
          <draw:text-box>
            <text:p><text:span text:style-name="T3">Qiime1-0 SparCC</text:span></text:p>
          </draw:text-box>
        </draw:frame>
        <draw:custom-shape draw:style-name="gr39" draw:text-style-name="P8" draw:layer="layout" svg:width="2.413cm" svg:height="0.635cm" svg:x="9.255cm" svg:y="13.4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413cm" svg:height="0.635cm" svg:x="14.97cm" svg:y="13.57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413cm" svg:height="0.635cm" svg:x="15.097cm" svg:y="20.81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413cm" svg:height="0.635cm" svg:x="9.255cm" svg:y="20.812cm">
          <text:p text:style-name="P1">3</text:p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1.192cm" svg:height="2.384cm" svg:x="1.586cm" svg:y="11.414cm">
          <draw:text-box>
            <text:p>1)</text:p>
            <text:p/>
            <text:p/>
          </draw:text-box>
        </draw:frame>
        <draw:frame draw:style-name="gr41" draw:text-style-name="P3" draw:layer="layout" svg:width="1.065cm" svg:height="1.089cm" svg:x="1.586cm" svg:y="13.065cm">
          <draw:text-box>
            <text:p>2)</text:p>
          </draw:text-box>
        </draw:frame>
        <draw:frame draw:style-name="gr42" draw:text-style-name="P3" draw:layer="layout" svg:width="1.065cm" svg:height="1.143cm" svg:x="1.508cm" svg:y="14.589cm">
          <draw:text-box>
            <text:p>3)</text:p>
          </draw:text-box>
        </draw:frame>
        <draw:frame draw:style-name="gr43" draw:text-style-name="P3" draw:layer="layout" svg:width="1.065cm" svg:height="0.962cm" svg:x="1.518cm" svg:y="16.193cm">
          <draw:text-box>
            <text:p>4)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7.604cm" svg:y1="1.381cm" svg:x2="9.382cm" svg:y2="2.016cm">
          <text:p/>
        </draw:line>
        <draw:line draw:style-name="gr7" draw:text-style-name="P6" draw:layer="layout" svg:x1="5.572cm" svg:y1="1.381cm" svg:x2="4.048cm" svg:y2="1.889cm">
          <text:p/>
        </draw:line>
        <draw:connector draw:style-name="gr8" draw:text-style-name="P1" draw:layer="layout" svg:x1="5.445cm" svg:y1="4.302cm" svg:x2="8.493cm" svg:y2="4.302cm" draw:start-shape="id35" draw:end-shape="id36" draw:end-glue-point="3" svg:d="M5445 4302h3048" svg:viewBox="0 0 3049 1">
          <text:p/>
        </draw:connector>
        <draw:frame draw:style-name="gr44" draw:text-style-name="P3" draw:layer="layout" svg:width="3.393cm" svg:height="0.962cm" svg:x="13.954cm" svg:y="2.778cm">
          <draw:text-box>
            <text:p>$MMEDS </text:p>
          </draw:text-box>
        </draw:frame>
      </draw:page>
      <draw:page draw:name="page11" draw:style-name="dp1" draw:master-page-name="Default">
        <draw:custom-shape draw:style-name="gr1" draw:text-style-name="P1" xml:id="id37" draw:id="id37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0" draw:text-style-name="P2" xml:id="id38" draw:id="id38" draw:layer="layout" svg:width="3.556cm" svg:height="4.064cm" svg:x="8.493cm" svg:y="2.27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839cm" svg:height="0.962cm" svg:x="8.909cm" svg:y="3.727cm">
          <draw:text-box>
            <text:p>Watcher</text:p>
          </draw:text-box>
        </draw:frame>
        <draw:frame draw:style-name="gr3" draw:text-style-name="P3" draw:layer="layout" svg:width="2.403cm" svg:height="2.054cm" svg:x="5.826cm" svg:y="3.391cm">
          <draw:text-box>
            <text:p>Watch</text:p>
            <text:p>Queue</text:p>
          </draw:text-box>
        </draw:frame>
        <draw:line draw:style-name="gr7" draw:text-style-name="P6" draw:layer="layout" svg:x1="10.271cm" svg:y1="6.715cm" svg:x2="10.271cm" svg:y2="10.271cm">
          <text:p/>
        </draw:line>
        <draw:line draw:style-name="gr7" draw:text-style-name="P6" draw:layer="layout" svg:x1="10.906cm" svg:y1="6.715cm" svg:x2="15.351cm" svg:y2="9.89cm">
          <text:p/>
        </draw:line>
        <draw:custom-shape draw:style-name="gr32" draw:text-style-name="P15" draw:layer="layout" svg:width="3.556cm" svg:height="4.318cm" svg:x="8.62cm" svg:y="10.525cm">
          <text:p text:style-name="P1">Qiime1-0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.683cm" svg:height="4.445cm" svg:x="14.335cm" svg:y="10.525cm">
          <text:p text:style-name="P1">Qiime2-0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0.271cm" svg:y1="15.097cm" svg:x2="10.271cm" svg:y2="17.256cm">
          <text:p/>
        </draw:line>
        <draw:custom-shape draw:style-name="gr34" draw:text-style-name="P15" draw:layer="layout" svg:width="3.556cm" svg:height="4.064cm" svg:x="8.62cm" svg:y="17.764cm">
          <text:p text:style-name="P1">Qiime1-0</text:p>
          <text:p text:style-name="P1">BodySite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4.064cm" svg:height="4.191cm" svg:x="14.208cm" svg:y="17.764cm">
          <text:p text:style-name="P1">SparCC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1.922cm" svg:y1="15.097cm" svg:x2="15.224cm" svg:y2="17.51cm">
          <text:p/>
        </draw:line>
        <draw:custom-shape draw:style-name="gr36" draw:text-style-name="P4" draw:layer="layout" svg:width="6.627cm" svg:height="8.659cm" svg:x="1.485cm" svg:y="9.61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.508cm" svg:y="9.89cm">
          <draw:text-box>
            <text:p text:style-name="P1">MongoDB</text:p>
          </draw:text-box>
        </draw:frame>
        <draw:custom-shape draw:style-name="gr16" draw:text-style-name="P8" draw:layer="layout" svg:width="4.826cm" svg:height="1.27cm" svg:x="2.524cm" svg:y="11.287cm">
          <text:p text:style-name="P1">Qiime1-0 Doc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826cm" svg:height="1.27cm" svg:x="2.524cm" svg:y="12.938cm">
          <text:p text:style-name="P1">Qiime2-0 Doc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826cm" svg:height="1.27cm" svg:x="2.524cm" svg:y="14.462cm">
          <text:p text:style-name="P1"><text:span text:style-name="T2">Qiime1-0 BodySite</text:span></text:p>
          <text:p text:style-name="P1"><text:span text:style-name="T2">Gut Doc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4.826cm" svg:height="1.27cm" svg:x="2.524cm" svg:y="16.113cm">
          <text:p/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4.689cm" svg:height="0.839cm" svg:x="2.534cm" svg:y="16.417cm">
          <draw:text-box>
            <text:p><text:span text:style-name="T3">Qiime1-0 SparCC</text:span></text:p>
          </draw:text-box>
        </draw:frame>
        <draw:custom-shape draw:style-name="gr39" draw:text-style-name="P8" draw:layer="layout" svg:width="2.413cm" svg:height="0.635cm" svg:x="9.255cm" svg:y="13.4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413cm" svg:height="0.635cm" svg:x="14.97cm" svg:y="13.57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413cm" svg:height="0.635cm" svg:x="15.097cm" svg:y="20.81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413cm" svg:height="0.635cm" svg:x="9.255cm" svg:y="20.812cm">
          <text:p text:style-name="P1">3</text:p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1.192cm" svg:height="2.384cm" svg:x="1.586cm" svg:y="11.414cm">
          <draw:text-box>
            <text:p>1)</text:p>
            <text:p/>
            <text:p/>
          </draw:text-box>
        </draw:frame>
        <draw:frame draw:style-name="gr41" draw:text-style-name="P3" draw:layer="layout" svg:width="1.065cm" svg:height="1.089cm" svg:x="1.586cm" svg:y="13.065cm">
          <draw:text-box>
            <text:p>2)</text:p>
          </draw:text-box>
        </draw:frame>
        <draw:frame draw:style-name="gr42" draw:text-style-name="P3" draw:layer="layout" svg:width="1.065cm" svg:height="1.143cm" svg:x="1.508cm" svg:y="14.589cm">
          <draw:text-box>
            <text:p>3)</text:p>
          </draw:text-box>
        </draw:frame>
        <draw:frame draw:style-name="gr43" draw:text-style-name="P3" draw:layer="layout" svg:width="1.065cm" svg:height="0.962cm" svg:x="1.518cm" svg:y="16.193cm">
          <draw:text-box>
            <text:p>4)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7.604cm" svg:y1="1.381cm" svg:x2="9.382cm" svg:y2="2.016cm">
          <text:p/>
        </draw:line>
        <draw:line draw:style-name="gr7" draw:text-style-name="P6" draw:layer="layout" svg:x1="5.572cm" svg:y1="1.381cm" svg:x2="4.048cm" svg:y2="1.889cm">
          <text:p/>
        </draw:line>
        <draw:connector draw:style-name="gr8" draw:text-style-name="P1" draw:layer="layout" svg:x1="5.445cm" svg:y1="4.302cm" svg:x2="8.493cm" svg:y2="4.302cm" draw:start-shape="id37" draw:end-shape="id38" draw:end-glue-point="3" svg:d="M5445 4302h3048" svg:viewBox="0 0 3049 1">
          <text:p/>
        </draw:connector>
        <draw:frame draw:style-name="gr44" draw:text-style-name="P3" draw:layer="layout" svg:width="3.393cm" svg:height="0.962cm" svg:x="13.954cm" svg:y="2.778cm">
          <draw:text-box>
            <text:p>$MMEDS </text:p>
          </draw:text-box>
        </draw:frame>
      </draw:page>
      <draw:page draw:name="page12" draw:style-name="dp1" draw:master-page-name="Default">
        <draw:custom-shape draw:style-name="gr1" draw:text-style-name="P1" xml:id="id39" draw:id="id39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0" draw:text-style-name="P2" xml:id="id40" draw:id="id40" draw:layer="layout" svg:width="3.556cm" svg:height="4.064cm" svg:x="8.493cm" svg:y="2.27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839cm" svg:height="0.962cm" svg:x="8.909cm" svg:y="3.727cm">
          <draw:text-box>
            <text:p>Watcher</text:p>
          </draw:text-box>
        </draw:frame>
        <draw:frame draw:style-name="gr3" draw:text-style-name="P3" draw:layer="layout" svg:width="2.403cm" svg:height="2.054cm" svg:x="5.826cm" svg:y="3.391cm">
          <draw:text-box>
            <text:p>Watch</text:p>
            <text:p>Queue</text:p>
          </draw:text-box>
        </draw:frame>
        <draw:line draw:style-name="gr7" draw:text-style-name="P6" draw:layer="layout" svg:x1="10.271cm" svg:y1="6.715cm" svg:x2="10.271cm" svg:y2="10.271cm">
          <text:p/>
        </draw:line>
        <draw:line draw:style-name="gr7" draw:text-style-name="P6" draw:layer="layout" svg:x1="10.906cm" svg:y1="6.715cm" svg:x2="15.351cm" svg:y2="9.89cm">
          <text:p/>
        </draw:line>
        <draw:custom-shape draw:style-name="gr32" draw:text-style-name="P15" draw:layer="layout" svg:width="3.556cm" svg:height="4.318cm" svg:x="8.62cm" svg:y="10.525cm">
          <text:p text:style-name="P1">Qiime1-0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.683cm" svg:height="4.445cm" svg:x="14.335cm" svg:y="10.525cm">
          <text:p text:style-name="P1">Qiime2-0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0.271cm" svg:y1="15.097cm" svg:x2="10.271cm" svg:y2="17.256cm">
          <text:p/>
        </draw:line>
        <draw:custom-shape draw:style-name="gr34" draw:text-style-name="P15" draw:layer="layout" svg:width="3.556cm" svg:height="4.064cm" svg:x="8.62cm" svg:y="17.764cm">
          <text:p text:style-name="P1">Qiime1-0</text:p>
          <text:p text:style-name="P1">BodySite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4.064cm" svg:height="4.191cm" svg:x="14.208cm" svg:y="17.764cm">
          <text:p text:style-name="P1">SparCC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1.922cm" svg:y1="15.097cm" svg:x2="15.224cm" svg:y2="17.51cm">
          <text:p/>
        </draw:line>
        <draw:custom-shape draw:style-name="gr36" draw:text-style-name="P4" draw:layer="layout" svg:width="6.627cm" svg:height="8.659cm" svg:x="1.485cm" svg:y="9.61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.508cm" svg:y="9.89cm">
          <draw:text-box>
            <text:p text:style-name="P1">MongoDB</text:p>
          </draw:text-box>
        </draw:frame>
        <draw:custom-shape draw:style-name="gr16" draw:text-style-name="P8" draw:layer="layout" svg:width="4.826cm" svg:height="1.27cm" svg:x="2.524cm" svg:y="11.287cm">
          <text:p text:style-name="P1">Qiime1-0 Doc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826cm" svg:height="1.27cm" svg:x="2.524cm" svg:y="12.938cm">
          <text:p text:style-name="P1">Qiime2-0 Doc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826cm" svg:height="1.27cm" svg:x="2.524cm" svg:y="14.462cm">
          <text:p text:style-name="P1"><text:span text:style-name="T2">Qiime1-0 BodySite</text:span></text:p>
          <text:p text:style-name="P1"><text:span text:style-name="T2">Gut Doc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4.826cm" svg:height="1.27cm" svg:x="2.524cm" svg:y="16.113cm">
          <text:p/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4.689cm" svg:height="0.839cm" svg:x="2.534cm" svg:y="16.417cm">
          <draw:text-box>
            <text:p><text:span text:style-name="T3">Qiime1-0 SparCC</text:span></text:p>
          </draw:text-box>
        </draw:frame>
        <draw:custom-shape draw:style-name="gr39" draw:text-style-name="P8" draw:layer="layout" svg:width="2.413cm" svg:height="0.635cm" svg:x="9.255cm" svg:y="13.4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413cm" svg:height="0.635cm" svg:x="14.97cm" svg:y="13.57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413cm" svg:height="0.635cm" svg:x="15.097cm" svg:y="20.81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413cm" svg:height="0.635cm" svg:x="9.255cm" svg:y="20.812cm">
          <text:p text:style-name="P1">3</text:p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1.192cm" svg:height="2.384cm" svg:x="1.586cm" svg:y="11.414cm">
          <draw:text-box>
            <text:p>1)</text:p>
            <text:p/>
            <text:p/>
          </draw:text-box>
        </draw:frame>
        <draw:frame draw:style-name="gr41" draw:text-style-name="P3" draw:layer="layout" svg:width="1.065cm" svg:height="1.089cm" svg:x="1.586cm" svg:y="13.065cm">
          <draw:text-box>
            <text:p>2)</text:p>
          </draw:text-box>
        </draw:frame>
        <draw:frame draw:style-name="gr42" draw:text-style-name="P3" draw:layer="layout" svg:width="1.065cm" svg:height="1.143cm" svg:x="1.508cm" svg:y="14.589cm">
          <draw:text-box>
            <text:p>3)</text:p>
          </draw:text-box>
        </draw:frame>
        <draw:frame draw:style-name="gr43" draw:text-style-name="P3" draw:layer="layout" svg:width="1.065cm" svg:height="0.962cm" svg:x="1.518cm" svg:y="16.193cm">
          <draw:text-box>
            <text:p>4)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7.604cm" svg:y1="1.381cm" svg:x2="9.382cm" svg:y2="2.016cm">
          <text:p/>
        </draw:line>
        <draw:line draw:style-name="gr7" draw:text-style-name="P6" draw:layer="layout" svg:x1="5.572cm" svg:y1="1.381cm" svg:x2="4.048cm" svg:y2="1.889cm">
          <text:p/>
        </draw:line>
        <draw:connector draw:style-name="gr8" draw:text-style-name="P1" draw:layer="layout" svg:x1="5.445cm" svg:y1="4.302cm" svg:x2="8.493cm" svg:y2="4.302cm" draw:start-shape="id39" draw:end-shape="id40" draw:end-glue-point="3" svg:d="M5445 4302h3048" svg:viewBox="0 0 3049 1">
          <text:p/>
        </draw:connector>
        <draw:frame draw:style-name="gr44" draw:text-style-name="P3" draw:layer="layout" svg:width="3.393cm" svg:height="0.962cm" svg:x="13.954cm" svg:y="2.778cm">
          <draw:text-box>
            <text:p>$MMEDS 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9T12:52:47.272394516</meta:creation-date>
    <dc:date>2019-12-11T16:49:41.389000000</dc:date>
    <meta:editing-duration>PT32M31S</meta:editing-duration>
    <meta:editing-cycles>6</meta:editing-cycles>
    <meta:generator>LibreOffice/6.3.0.4$Windows_X86_64 LibreOffice_project/057fc023c990d676a43019934386b85b21a9ee99</meta:generator>
    <meta:document-statistic meta:object-count="265"/>
  </office:meta>
</office:document-meta>
</file>